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1917in"/>
    </style:style>
    <style:style style:name="co5" style:family="table-column">
      <style:table-column-properties fo:break-before="auto" style:column-width="4.7374in"/>
    </style:style>
    <style:style style:name="co6" style:family="table-column">
      <style:table-column-properties fo:break-before="auto" style:column-width="3.202in"/>
    </style:style>
    <style:style style:name="co7" style:family="table-column">
      <style:table-column-properties fo:break-before="auto" style:column-width="5.2437in"/>
    </style:style>
    <style:style style:name="co8" style:family="table-column">
      <style:table-column-properties fo:break-before="auto" style:column-width="4.0453in"/>
    </style:style>
    <style:style style:name="co9" style:family="table-column">
      <style:table-column-properties fo:break-before="auto" style:column-width="4.0307in"/>
    </style:style>
    <style:style style:name="co10" style:family="table-column">
      <style:table-column-properties fo:break-before="auto" style:column-width="6.272in"/>
    </style:style>
    <style:style style:name="co11" style:family="table-column">
      <style:table-column-properties fo:break-before="auto" style:column-width="4.1555in"/>
    </style:style>
    <style:style style:name="co12" style:family="table-column">
      <style:table-column-properties fo:break-before="auto" style:column-width="3.6535in"/>
    </style:style>
    <style:style style:name="co13" style:family="table-column">
      <style:table-column-properties fo:break-before="auto" style:column-width="5.072in"/>
    </style:style>
    <style:style style:name="co14" style:family="table-column">
      <style:table-column-properties fo:break-before="auto" style:column-width="4.6827in"/>
    </style:style>
    <style:style style:name="co15" style:family="table-column">
      <style:table-column-properties fo:break-before="auto" style:column-width="4.6673in"/>
    </style:style>
    <style:style style:name="co16" style:family="table-column">
      <style:table-column-properties fo:break-before="auto" style:column-width="4.6752in"/>
    </style:style>
    <style:style style:name="co17" style:family="table-column">
      <style:table-column-properties fo:break-before="auto" style:column-width="5.0181in"/>
    </style:style>
    <style:style style:name="co18" style:family="table-column">
      <style:table-column-properties fo:break-before="auto" style:column-width="4.7193in"/>
    </style:style>
    <style:style style:name="co19" style:family="table-column">
      <style:table-column-properties fo:break-before="auto" style:column-width="5.1819in"/>
    </style:style>
    <style:style style:name="co20" style:family="table-column">
      <style:table-column-properties fo:break-before="auto" style:column-width="4.2283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2.7in" fo:break-before="auto" style:use-optimal-row-height="false"/>
    </style:style>
    <style:style style:name="ro7" style:family="table-row">
      <style:table-row-properties style:row-height="2.9161in" fo:break-before="auto" style:use-optimal-row-height="false"/>
    </style:style>
    <style:style style:name="ro8" style:family="table-row">
      <style:table-row-properties style:row-height="3.2098in" fo:break-before="auto" style:use-optimal-row-height="false"/>
    </style:style>
    <style:style style:name="ro9" style:family="table-row">
      <style:table-row-properties style:row-height="2.2681in" fo:break-before="auto" style:use-optimal-row-height="false"/>
    </style:style>
    <style:style style:name="ro10" style:family="table-row">
      <style:table-row-properties style:row-height="3.3563in" fo:break-before="auto" style:use-optimal-row-height="false"/>
    </style:style>
    <style:style style:name="ro11" style:family="table-row">
      <style:table-row-properties style:row-height="2.3689in" fo:break-before="auto" style:use-optimal-row-height="false"/>
    </style:style>
    <style:style style:name="ro12" style:family="table-row">
      <style:table-row-properties style:row-height="0.25in" fo:break-before="auto" style:use-optimal-row-height="true"/>
    </style:style>
    <style:style style:name="ro13" style:family="table-row">
      <style:table-row-properties style:row-height="2.6543in" fo:break-before="auto" style:use-optimal-row-height="false"/>
    </style:style>
    <style:style style:name="ro14" style:family="table-row">
      <style:table-row-properties style:row-height="3.4874in" fo:break-before="auto" style:use-optimal-row-height="false"/>
    </style:style>
    <style:style style:name="ro15" style:family="table-row">
      <style:table-row-properties style:row-height="3.2819in" fo:break-before="auto" style:use-optimal-row-height="false"/>
    </style:style>
    <style:style style:name="ro16" style:family="table-row">
      <style:table-row-properties style:row-height="2.7264in" fo:break-before="auto" style:use-optimal-row-height="false"/>
    </style:style>
    <style:style style:name="ro17" style:family="table-row">
      <style:table-row-properties style:row-height="2.8161in" fo:break-before="auto" style:use-optimal-row-height="false"/>
    </style:style>
    <style:style style:name="ro18" style:family="table-row">
      <style:table-row-properties style:row-height="2.2602in" fo:break-before="auto" style:use-optimal-row-height="false"/>
    </style:style>
    <style:style style:name="ro19" style:family="table-row">
      <style:table-row-properties style:row-height="2.6618in" fo:break-before="auto" style:use-optimal-row-height="false"/>
    </style:style>
    <style:style style:name="ro20" style:family="table-row">
      <style:table-row-properties style:row-height="2.1835in" fo:break-before="auto" style:use-optimal-row-height="false"/>
    </style:style>
    <style:style style:name="ro21" style:family="table-row">
      <style:table-row-properties style:row-height="4.4134in" fo:break-before="auto" style:use-optimal-row-height="false"/>
    </style:style>
    <style:style style:name="ro22" style:family="table-row">
      <style:table-row-properties style:row-height="1.0953in" fo:break-before="auto" style:use-optimal-row-height="false"/>
    </style:style>
    <style:style style:name="ro23" style:family="table-row">
      <style:table-row-properties style:row-height="2.9165in" fo:break-before="auto" style:use-optimal-row-height="false"/>
    </style:style>
    <style:style style:name="ro24" style:family="table-row">
      <style:table-row-properties style:row-height="2.2154in" fo:break-before="auto" style:use-optimal-row-height="false"/>
    </style:style>
    <style:style style:name="ro25" style:family="table-row">
      <style:table-row-properties style:row-height="2.611in" fo:break-before="auto" style:use-optimal-row-height="false"/>
    </style:style>
    <style:style style:name="ro26" style:family="table-row">
      <style:table-row-properties style:row-height="2.2846in" fo:break-before="auto" style:use-optimal-row-height="false"/>
    </style:style>
    <style:style style:name="ro27" style:family="table-row">
      <style:table-row-properties style:row-height="3.1634in" fo:break-before="auto" style:use-optimal-row-height="false"/>
    </style:style>
    <style:style style:name="ro28" style:family="table-row">
      <style:table-row-properties style:row-height="0.2543in" fo:break-before="auto" style:use-optimal-row-height="true"/>
    </style:style>
    <style:style style:name="ro29" style:family="table-row">
      <style:table-row-properties style:row-height="0.2575in" fo:break-before="auto" style:use-optimal-row-height="true"/>
    </style:style>
    <style:style style:name="ro30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5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6" style:family="table-cell" style:parent-style-name="Default">
      <style:text-properties style:font-name="Liberation Sans" style:font-name-asian="Droid Sans" style:font-name-complex="Lohit Hindi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00fff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style:text-line-through-type="none" fo:color="#000000"/>
    </style:style>
    <style:style style:name="T10" style:family="text">
      <style:text-properties style:text-line-through-type="none" fo:color="#ff0000"/>
    </style:style>
    <style:style style:name="T11" style:family="text">
      <style:text-properties fo:color="#000000" style:text-line-through-type="none" fo:font-weight="normal" style:font-weight-asian="normal" style:font-weight-complex="normal"/>
    </style:style>
    <style:style style:name="T12" style:family="text">
      <style:text-properties fo:font-size="10pt" fo:font-weight="bold" style:font-size-asian="10pt" style:font-size-complex="10pt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000000" fo:font-size="14pt"/>
    </style:style>
    <style:style style:name="T16" style:family="text">
      <style:text-properties fo:color="#000000" fo:font-size="14pt" fo:font-weight="normal" style:font-weight-asian="normal" style:font-weight-complex="normal"/>
    </style:style>
    <style:style style:name="T17" style:family="text">
      <style:text-properties fo:font-size="12pt"/>
    </style:style>
    <style:style style:name="T18" style:family="text">
      <style:text-properties style:font-size-asian="14pt" style:font-size-complex="14pt"/>
    </style:style>
    <style:style style:name="T19" style:family="text">
      <style:text-properties fo:color="#00ffff" fo:font-weight="normal" style:font-weight-asian="normal" style:font-weight-complex="normal"/>
    </style:style>
    <style:style style:name="T20" style:family="text">
      <style:text-properties style:text-line-through-type="singl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</text:span><text:span text:style-name="T2"> 7</text:span><text:span text:style-name="T1">,</text:span><text:span text:style-name="T2"> 11</text:span><text:span text:style-name="T1">, </text:span><text:span text:style-name="T3">15</text:span><text:span text:style-name="T1">, </text:span><text:span text:style-name="T4">20</text:span><text:span text:style-name="T1">, 23}</text:span></text:p>
            <text:p><text:a xlink:href="#LongDeadlines" xlink:type="simple">Long Deadlines</text:a></text:p>
            <text:p/>
            <text:p><text:a xlink:href="#InOutFocus" xlink:type="simple">In/Out of Focus Cell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4">,</text:span><text:span text:style-name="T1"> </text:span><text:span text:style-name="T2">6</text:span><text:span text:style-name="T1">, </text:span><text:span text:style-name="T2">9</text:span><text:span text:style-name="T4">,</text:span><text:span text:style-name="T1"> </text:span><text:span text:style-name="T2">10</text:span><text:span text:style-name="T4">,</text:span><text:span text:style-name="T1"> </text:span><text:span text:style-name="T2">13</text:span><text:span text:style-name="T4">,</text:span><text:span text:style-name="T1"> </text:span><text:span text:style-name="T2">14</text:span><text:span text:style-name="T1">,</text:span><text:span text:style-name="T2"> 17</text:span><text:span text:style-name="T1">, 19, 21, 22}</text:span></text:p>
            <text:p>Critical Activities (Urgent &amp; Important)</text:p>
            <text:p>Short Deadline:</text:p>
            <text:p><text:a xlink:href="file:///home/mohamed/mohamed/Phd_Research/Writings/Reports/2014/newMeasureFunction.docx" xlink:type="simple">New Measure Function</text:a></text:p>
            <text:p/>
            <text:p/>
            <text:p/>
            <text:p/>
            <text:p/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4">,</text:span><text:span text:style-name="T2"> 16,</text:span><text:span text:style-name="T1"> 25}</text:span></text:p>
            <text:p>Distractions (Not Important and Not Urgent)</text:p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2">, 12,</text:span><text:span text:style-name="T4"> </text:span><text:span text:style-name="T2">18</text:span><text:span text:style-name="T4">, </text:span><text:span text:style-name="T1">24}</text:span></text:p>
            <text:p>Interruptions (Urgent But not Important)</text:p>
            <text:p><text:a xlink:href="#Planning" xlink:type="simple">PLANNING</text:a> </text:p>
            <text:p>+ Interruptions + Official Administration</text:p>
          </table:table-cell>
        </table:table-row>
        <table:table-row table:style-name="ro3">
          <table:table-cell table:style-name="ce2"/>
          <table:table-cell table:style-name="Default"/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6">
          <table:table-cell office:value-type="string" calcext:value-type="string">
            <text:p/>
            <text:p><text:span text:style-name="T1">Important: {</text:span><text:span text:style-name="T2">3</text:span><text:span text:style-name="T1">, </text:span><text:span text:style-name="T2">7</text:span><text:span text:style-name="T1">, 11, </text:span><text:span text:style-name="T8">15</text:span><text:span text:style-name="T1">, 20, 23}</text:span></text:p>
            <text:p>Important Goals (Important but not Urgent)</text:p>
            <text:p/>
            <text:p><text:a xlink:href="#ICDIP_Journal" xlink:type="simple">ICDIP to Journal</text:a></text:p>
            <text:p/>
            <text:p>Then Start with  &amp; For PRIB 2015 </text:p>
            <text:p>An imageJ email about fluorescent </text:p>
            <text:p>(establish contact! Benito Alarcon : image </text:p>
            <text:p>Quantification</text:p>
            <text:p/>
            <text:p>ImageJ 2.0.0-rc. Download and test</text:p>
            <text:p/>
            <text:p/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4">,</text:span><text:span text:style-name="T2"> 9</text:span><text:span text:style-name="T4">,</text:span><text:span text:style-name="T2"> 10, </text:span><text:span text:style-name="T1">13, 14, 17, 19, 21, 22}</text:span></text:p>
            <text:p/>
            <text:p><text:a xlink:href="#PAUL_JOURNAL" xlink:type="simple">Paul's Paper</text:a></text:p>
            <text:p/>
            <text:p><text:a xlink:href="file:///home/mohamed/mohamed/Phd_Research/Writings/Complete%20Papers/Plos%20One/Manuscript_MTleis_20140530_Tleis.odt" xlink:type="simple">Lastest Version May 30</text:a></text:p>
            <text:p/>
            <text:p/>
          </table:table-cell>
        </table:table-row>
        <table:table-row table:style-name="ro7">
          <table:table-cell office:value-type="string" calcext:value-type="string">
            <text:p/>
            <text:p><text:span text:style-name="T1">{</text:span><text:span text:style-name="T2">8,</text:span><text:span text:style-name="T1"> 16, 25}</text:span></text:p>
            <text:p><text:a xlink:href="#Interface" xlink:type="simple"> Interface</text:a> 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4">,</text:span><text:span text:style-name="T1"> 12, 18, 24}</text:span></text:p>
            <text:p><text:a xlink:href="#Thesis" xlink:type="simple">Start with the : Thesis</text:a> 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4" table:default-cell-style-name="ce1"/>
        <table:table-column table:style-name="co5" table:default-cell-style-name="ce1"/>
        <table:table-row table:style-name="ro8">
          <table:table-cell office:value-type="string" calcext:value-type="string">
            <text:p><text:span text:style-name="T1">Important: {</text:span><text:span text:style-name="T2">3,</text:span><text:span text:style-name="T1"> </text:span><text:span text:style-name="T2">7</text:span><text:span text:style-name="T4">, </text:span><text:span text:style-name="T2">11, 15, 20</text:span><text:span text:style-name="T4">, </text:span><text:span text:style-name="T2">23</text:span><text:span text:style-name="T1">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4">, </text:span><text:span text:style-name="T2">2</text:span><text:span text:style-name="T1">, </text:span><text:span text:style-name="T2">4</text:span><text:span text:style-name="T4">,</text:span><text:span text:style-name="T1"> </text:span><text:span text:style-name="T2">6</text:span><text:span text:style-name="T1">, </text:span><text:span text:style-name="T2">9</text:span><text:span text:style-name="T4">,</text:span><text:span text:style-name="T1"> </text:span><text:span text:style-name="T2">10</text:span><text:span text:style-name="T4">,</text:span><text:span text:style-name="T1"> </text:span><text:span text:style-name="T2">13, 14, 17, 19</text:span><text:span text:style-name="T4">,</text:span><text:span text:style-name="T2">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9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</text:span><text:span text:style-name="T2">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9"> </text:span><text:span text:style-name="T10">, 1</text:span><text:span text:style-name="T2">2,</text:span><text:span text:style-name="T1"> </text:span><text:span text:style-name="T2">18, 24</text:span><text:span text:style-name="T1">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6" table:default-cell-style-name="ce1"/>
        <table:table-column table:style-name="co7" table:default-cell-style-name="ce1"/>
        <table:table-row table:style-name="ro10">
          <table:table-cell office:value-type="string" calcext:value-type="string">
            <text:p><text:span text:style-name="T1">Important: {3, 7, 11, </text:span><text:span text:style-name="T8">15</text:span><text:span text:style-name="T1">, 20, 23}</text:span></text:p>
            <text:p/>
            <text:p>1. New Idea: Distance+ Maximas</text:p>
          </table:table-cell>
          <table:table-cell office:value-type="string" calcext:value-type="string">
            <text:p><text:span text:style-name="T1">{</text:span><text:span text:style-name="T2">1,</text:span><text:span text:style-name="T1"> 2, 4, 6, 9, 10, 13, 14, 17, 19, 21, 22}</text:span></text:p>
            <text:p/>
            <text:p/>
            <text:p><text:a xlink:href="file:///home/mohamed/mohamed/Phd_Research/Writings/Reports/2014/matLabInteraction.odt" xlink:type="simple">1. CellSerpent MatLab Interaction</text:a></text:p>
            <text:p/>
            <text:p/>
          </table:table-cell>
        </table:table-row>
        <table:table-row table:style-name="ro11">
          <table:table-cell office:value-type="string" calcext:value-type="string">
            <text:p><text:span text:style-name="T1">{8, 16, 25}</text:span></text:p>
            <text:p>Planning + Paper Writing</text:p>
          </table:table-cell>
          <table:table-cell office:value-type="string" calcext:value-type="string">
            <text:p><text:span text:style-name="T6">{</text:span><text:span text:style-name="T11">5</text:span><text:span text:style-name="T1">, 12, 18, 24}</text:span></text:p>
            <text:p/>
            <text:p>1. Rescore Pratt (greater dataset)</text:p>
          </table:table-cell>
        </table:table-row>
        <table:table-row table:style-name="ro12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12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</table:table>
      <table:table table:name="Interface" table:style-name="ta1">
        <table:table-column table:style-name="co8" table:default-cell-style-name="ce1"/>
        <table:table-column table:style-name="co9" table:default-cell-style-name="ce1"/>
        <table:table-row table:style-name="ro13">
          <table:table-cell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11, </text:span><text:span text:style-name="T8">15</text:span><text:span text:style-name="T1">, 20, 23}</text:span></text:p>
            <text:p>Important:</text:p>
            <text:p><text:span text:style-name="T12">1. Measure membrane error due to saving image to desktop</text:span></text:p>
            <text:p><text:span text:style-name="T12">2. Segmentation settings is small in windows ( add Scroll + enlarge)</text:span></text:p>
            <text:p><text:span text:style-name="T12">3. error message that lsm is not supported (how to include plugins for imageJ)</text:span></text:p>
            <text:p><text:span text:style-name="T12">4. Data analysis path is not updated</text:span></text:p>
            <text:p><text:span text:style-name="T12">5. Even in micrometers area (pixels in charts.</text:span></text:p>
            <text:p><text:span text:style-name="T12">6. stop saving data as string (') </text:span></text:p>
            <text:p><text:span text:style-name="T12">{A. identify problem; B. Modify all; C. Testing}</text:span></text:p>
            <text:p><text:span text:style-name="T12">7. Extensive Xls/CSV checks under windows</text:span></text:p>
            <text:p><text:span text:style-name="T12">8. Fredrick pollen Images</text:span>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4">,</text:span><text:span text:style-name="T1"> 9, 10, 13, 14, 17, 19, 21, 22}</text:span></text:p>
            <text:p>Critical:</text:p>
            <text:p/>
            <text:p>1. Measuring YFP; CFP not working </text:p>
            <text:p>Anymore under latest modifications </text:p>
            <text:p>{A. Correct Headers; </text:p>
            <text:p>B. Options to read Channel Names; </text:p>
            <text:p>C. modify code to read the channel name}</text:p>
            <text:p>2. Manual Detection deactivates so often; </text:p>
            <text:p>Overlay is seriously defected</text:p>
            <text:p/>
          </table:table-cell>
        </table:table-row>
        <table:table-row table:style-name="ro14">
          <table:table-cell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><text:span text:style-name="T13">1. Final Release</text:span></text:p>
            <text:p><text:span text:style-name="T13">2. label feature is deselected sometimes</text:span></text:p>
            <text:p><text:span text:style-name="T13">3. add tooltips to labels (ex. Raw den → total intensity; Mean → average intensity per pixel)</text:span></text:p>
            <text:p><text:span text:style-name="T13">4. ComboBox for edit Keywords</text:span></text:p>
            <text:p><text:span text:style-name="T13">5. Icons for segementation toolbar buttons</text:span></text:p>
            <text:p><text:span text:style-name="T13">6. Line for average (Mean) in graph , or clustering</text:span></text:p>
            <text:p><text:span text:style-name="T13">7. Renew Interface {</text:span></text:p>
            <text:p><text:span text:style-name="T13">A. Minimize Segmentation Button + Advanced Settings AS Button(1); copy old to new frame(2) redesing (1); </text:span></text:p>
            <text:p><text:span text:style-name="T13">B. Measruement regdesing, measure features (2); add select\deselect all(1); settings + add 2\3channels (3); </text:span></text:p>
            <text:p><text:span text:style-name="T13">C. data visualization (two features measure; 1. choose ffeature1 (1); 2. choose fedeature 2 (1); create report as size\int(2)</text:span></text:p>
            <text:p><text:span text:style-name="T13">8. Interactive Charts {A. save data to text(2); B. Interface to load txt data(2); C. choose x and y axis decimals and floats(2); D. edit data(2); E. choose chart(2); F. choose symbols and colors(2); G. edit title and labesl(20); H. link to GUI(4)</text:span></text:p>
            <text:p><text:span text:style-name="T13">9. Mark Mouse as busy, when clicking DataAnalysis Tab; Fetch Keywords</text:span></text:p>
            <text:p><text:span text:style-name="T13">10. Disable Zoom of application.</text:span></text:p>
            <text:p><text:span text:style-name="T13">11. from JNLP enable pack200 to minimize jar size</text:span></text:p>
            <text:p>12. Single Detection should read histogram and allow FS detection</text:p>
            <text:p/>
            <text:p/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4">,</text:span><text:span text:style-name="T1"> 12, 18, 24}</text:span></text:p>
            <text:p>Interruptions:</text:p>
            <text:p><text:span text:style-name="T14">1. Segment Active Images</text:span></text:p>
            <text:p><text:span text:style-name="T14"> (LSM should open, should work on tif)</text:span></text:p>
            <text:p><text:span text:style-name="T14">2. Check if segmentation parameters are changed  </text:span></text:p>
            <text:p><text:span text:style-name="T14">In different runs. (maybe needs saving at some point)</text:span></text:p>
            <text:p><text:span text:style-name="T14">3. Threshold value , Find the Optimal</text:span></text:p>
            <text:p><text:span text:style-name="T14">4. view in folder in measure </text:span></text:p>
            <text:p><text:span text:style-name="T14">Not working under windows</text:span></text:p>
            <text:p><text:span text:style-name="T14"><text:a xlink:href="#Interface_bugs" xlink:type="simple">BUGS</text:a>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</table:table>
      <table:table table:name="Interface_Bugs" table:style-name="ta1">
        <table:table-column table:style-name="co3" table:number-columns-repeated="2" table:default-cell-style-name="ce3"/>
        <table:table-row table:style-name="ro5">
          <table:table-cell office:value-type="string" calcext:value-type="string">
            <text:p>Important</text:p>
          </table:table-cell>
          <table:table-cell office:value-type="string" calcext:value-type="string">
            <text:p>critical</text:p>
          </table:table-cell>
        </table:table-row>
        <table:table-row table:style-name="ro5">
          <table:table-cell office:value-type="string" calcext:value-type="string">
            <text:p>distractions</text:p>
          </table:table-cell>
          <table:table-cell office:value-type="string" calcext:value-type="string">
            <text:p>interruptions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 office:value-type="string" calcext:value-type="string">
            <text:p><text:a xlink:href="#Interface" xlink:type="simple">Interface</text:a></text:p>
          </table:table-cell>
        </table:table-row>
      </table:table>
      <table:table table:name="Interface_Planning" table:style-name="ta1">
        <table:table-column table:style-name="co10" table:default-cell-style-name="ce3"/>
        <table:table-column table:style-name="co4" table:default-cell-style-name="ce3"/>
        <table:table-row table:style-name="ro15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6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1" table:default-cell-style-name="ce2"/>
        <table:table-column table:style-name="co12" table:default-cell-style-name="ce1"/>
        <table:table-column table:style-name="co3" table:default-cell-style-name="Default"/>
        <table:table-row table:style-name="ro15">
          <table:table-cell table:style-name="ce4" office:value-type="string" calcext:value-type="string">
            <text:p/>
            <text:p><text:span text:style-name="T15">{3, 7, 11, </text:span><text:span text:style-name="T16">15</text:span><text:span text:style-name="T15">, 20, 23}</text:span></text:p>
            <text:p/>
            <text:p>1. Asmae's work (presentation + to be thesis)</text:p>
            <text:p>2. Pauls Works (14-3-3 , Zahrda, reff. From papers)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2, 4, 6, 9,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6">
          <table:table-cell table:style-name="ce1" office:value-type="string" calcext:value-type="string">
            <text:p/>
            <text:p><text:span text:style-name="T1">{8, 16, 25}</text:span></text:p>
            <text:p/>
            <text:p><text:a xlink:href="#Thesis_Structure" xlink:type="simple">Structure</text:a></text:p>
            <text:p/>
            <text:p><text:span text:style-name="T17">1. Cover Page (design Image + Latex Template)</text:span></text:p>
            <text:p><text:span text:style-name="T17">2. A final Version</text:span></text:p>
          </table:table-cell>
          <table:table-cell office:value-type="string" calcext:value-type="string">
            <text:p/>
            <text:p><text:span text:style-name="T6">{</text:span><text:span text:style-name="T11">5</text:span><text:span text:style-name="T1">, 12, 18, 24}</text:span></text:p>
            <text:p/>
            <text:p>1. DiZi Thesis (read&amp;cite)</text:p>
            <text:p>2. Kuan thesis (read&amp;cite)</text:p>
            <text:p>3. Alex thesis (read &amp; cite)</text:p>
            <text:p>4. New Journals + cite</text:p>
            <text:p/>
            <text:p><text:a xlink:href="#Thesis_Planning" xlink:type="simple">Planning</text:a></text:p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3" table:number-columns-repeated="2"/>
        </table:table-row>
        <table:table-row table:style-name="ro5">
          <table:table-cell table:style-name="Default"/>
          <table:table-cell table:style-name="ce3" table:number-columns-repeated="2"/>
        </table:table-row>
      </table:table>
      <table:table table:name="Thesis_Critical" table:style-name="ta1">
        <table:table-column table:style-name="co13" table:default-cell-style-name="ce2"/>
        <table:table-column table:style-name="co13" table:default-cell-style-name="Default"/>
        <table:table-row table:style-name="ro17">
          <table:table-cell table:style-name="ce4" office:value-type="string" calcext:value-type="string">
            <text:p/>
            <text:p><text:span text:style-name="T15">{3, 7, 11, </text:span><text:span text:style-name="T16">15</text:span><text:span text:style-name="T15">, 20, 23}</text:span></text:p>
            <text:p>Important Goals / Content</text:p>
            <text:p/>
            <text:p>Paul's Journal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2, 4,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18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17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11">5</text:span><text:span text:style-name="T1">, 12, 18, 24}</text:span></text:p>
            <text:p>Interruptions / Planning</text:p>
            <text:p/>
            <text:p>Images from all Papers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4" table:default-cell-style-name="Default"/>
        <table:table-column table:style-name="co15" table:default-cell-style-name="Default"/>
        <table:table-row table:style-name="ro19">
          <table:table-cell table:number-columns-repeated="2"/>
        </table:table-row>
        <table:table-row table:style-name="ro20">
          <table:table-cell table:style-name="ce5" office:value-type="string" calcext:value-type="string">
            <text:p><text:span text:style-name="T18">1. Introduction   | Introduction</text:span></text:p>
            <text:p><text:span text:style-name="T18">2. Concepts | Literature</text:span></text:p>
            <text:p><text:span text:style-name="T18">3. Design | Segmentation</text:span></text:p>
            <text:p><text:span text:style-name="T18">4. Segmentation Algorithms | Measurment &amp; Analysis</text:span></text:p>
            <text:p><text:span text:style-name="T18">5. System Workflow and GUI | Workflow &amp; GUI</text:span></text:p>
            <text:p><text:span text:style-name="T18">6. Yeast Experiments | Case Studies</text:span></text:p>
            <text:p><text:span text:style-name="T18">7. Conclusion &amp; Discussion 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6" table:default-cell-style-name="Default"/>
        <table:table-column table:style-name="co17" table:default-cell-style-name="Default"/>
        <table:table-row table:style-name="ro21">
          <table:table-cell table:style-name="ce6" office:value-type="string" calcext:value-type="string">
            <text:p><text:span text:style-name="T13">Di Zi Thesis.</text:span></text:p>
            <text:p><text:span text:style-name="T13">Kuan Thesis.</text:span></text:p>
            <text:p><text:span text:style-name="T13">Alex Thesis.</text:span></text:p>
            <text:p><text:span text:style-name="T13">Asmae's Work</text:span></text:p>
            <text:p><text:span text:style-name="T13">Paul's Works (from Journal References)</text:span></text:p>
            <text:p><text:span text:style-name="T13">From my Previous List (Check Below)</text:span></text:p>
            <text:p/>
            <text:p><text:span text:style-name="T13">Plan What to Do with Structure</text:span></text:p>
            <text:p><text:span text:style-name="T13">Current Design:</text:span></text:p>
            <text:p><text:span text:style-name="T13">1. Introdduction</text:span></text:p>
            <text:p><text:span text:style-name="T13">2. Concepts</text:span></text:p>
            <text:p><text:span text:style-name="T13">3. Design</text:span></text:p>
            <text:p><text:span text:style-name="T13">4. Segmentation Algorithms</text:span></text:p>
            <text:p><text:span text:style-name="T13">5. System Workflow and GUI</text:span></text:p>
            <text:p><text:span text:style-name="T13">6. Yeast Experiments</text:span></text:p>
            <text:p/>
            <text:p><text:span text:style-name="T13">Plan What Contents to Add</text:span></text:p>
            <text:p><text:span text:style-name="T13">1. Paul's Journal</text:span></text:p>
            <text:p><text:span text:style-name="T13">2. ICDIP content</text:span></text:p>
            <text:p><text:span text:style-name="T13">3. ICABME, ImageJ Plugin</text:span></text:p>
            <text:p/>
            <text:p><text:span text:style-name="T13">Plan What Images to Add</text:span></text:p>
            <text:p><text:span text:style-name="T13">1. Images from all published Papers.</text:span></text:p>
            <text:p><text:span text:style-name="T13">2. Images from all created Presentations.</text:span></text:p>
          </table:table-cell>
          <table:table-cell/>
        </table:table-row>
        <table:table-row table:style-name="ro22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18" table:default-cell-style-name="Default"/>
        <table:table-column table:style-name="co2" table:default-cell-style-name="Default"/>
        <table:table-row table:style-name="ro23">
          <table:table-cell table:style-name="ce7" office:value-type="string" calcext:value-type="string">
            <text:p/>
            <text:p><text:span text:style-name="T1"> {</text:span><text:span text:style-name="T2">3</text:span><text:span text:style-name="T1">,</text:span><text:span text:style-name="T2"> 7</text:span><text:span text:style-name="T1">,</text:span><text:span text:style-name="T2"> 11</text:span><text:span text:style-name="T1">, </text:span><text:span text:style-name="T19">15</text:span><text:span text:style-name="T1">, 20, 23}</text:span></text:p>
            <text:p>People Needs</text:p>
            <text:p><text:a xlink:href="file:///home/mohamed/mohamed/Phd_Research/Writings/Reports/2014/measure3Channels.odt" xlink:type="simple">1. Asmae Tasks</text:a></text:p>
            <text:p>2.<text:a xlink:href="file:///home/mohamed/mohamed/Phd_Research/Writings/Reports/2014/pollen/pollen.odt" xlink:type="simple"> (Fredrick Pollen images)</text:a></text:p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, 6, 9</text:span><text:span text:style-name="T1">,</text:span><text:span text:style-name="T2"> 10</text:span><text:span text:style-name="T1">, </text:span><text:span text:style-name="T2">13</text:span><text:span text:style-name="T1">,</text:span><text:span text:style-name="T4"> </text:span><text:span text:style-name="T2">14</text:span><text:span text:style-name="T1">, 17, 19, 21, 22}</text:span></text:p>
            <text:p><text:a xlink:href="#PLAN_Moedoro" xlink:type="simple">Moedoro System</text:a></text:p>
          </table:table-cell>
        </table:table-row>
        <table:table-row table:style-name="ro24">
          <table:table-cell table:style-name="ce7" office:value-type="string" calcext:value-type="string">
            <text:p/>
            <text:p><text:span text:style-name="T1">{</text:span><text:span text:style-name="T2">8</text:span><text:span text:style-name="T1">, 16, 25}</text:span></text:p>
            <text:p>Planning</text:p>
            <text:p>1. IND report new job (mtleis; H@) * </text:p>
            <text:p>(to follow step by step)</text:p>
            <text:p>Read &amp; determine next step</text:p>
          </table:table-cell>
          <table:table-cell table:style-name="ce7" office:value-type="string" calcext:value-type="string">
            <text:p/>
            <text:p><text:span text:style-name="T6">{</text:span><text:span text:style-name="T7">5</text:span><text:span text:style-name="T1">,</text:span><text:span text:style-name="T2"> 12,</text:span><text:span text:style-name="T1"> 18, 24}</text:span></text:p>
            <text:p>ADMIN</text:p>
            <text:p>1. IND report new job (mtleis; H@) * </text:p>
            <text:p>(to follow step by step)</text:p>
            <text:p>2. SAP Vacation Letters</text:p>
            <text:p>3. <text:span text:style-name="T20">Book dolf. Ticket</text:span> + hotel</text:p>
            <text:p>4. Book Flight to Lebanon (Wait Salah Birth)</text:p>
            <text:p>5. T-Mobile check fature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</table:table>
      <table:table table:name="PLAN_Moedoro" table:style-name="ta1">
        <table:table-column table:style-name="co18" table:default-cell-style-name="ce1"/>
        <table:table-column table:style-name="co2" table:default-cell-style-name="ce1"/>
        <table:table-row table:style-name="ro23">
          <table:table-cell office:value-type="string" calcext:value-type="string">
            <text:p/>
            <text:p><text:span text:style-name="T1"> {</text:span><text:span text:style-name="T2">3</text:span><text:span text:style-name="T1">, 7, 11, </text:span><text:span text:style-name="T8">15</text:span><text:span text:style-name="T1">, 20, 23}</text:span></text:p>
            <text:p>To Merge with 4 Windows, Needs to think about, </text:p>
            <text:p>Database? Initial Design? Fast Version, Later Versions.</text:p>
            <text:p/>
            <text:p><text:span text:style-name="T21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 4, 6, 9, 10, 13, 14, 17, 19, 21, 22}</text:span></text:p>
            <text:p>Quick Tool Improvements:</text:p>
            <text:p>1. Created first Table (Task) Correct variables </text:p>
            <text:p>And test with data</text:p>
          </table:table-cell>
        </table:table-row>
        <table:table-row table:style-name="ro24">
          <table:table-cell office:value-type="string" calcext:value-type="string">
            <text:p/>
            <text:p><text:span text:style-name="T1">{8, 16, 25}</text:span></text:p>
            <text:p>Future Work</text:p>
            <text:p>1. Green Go and Red Stop Buttons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11">5</text:span><text:span text:style-name="T1">, 12, 18, 24}</text:span></text:p>
            <text:p>Reporting</text:p>
          </table:table-cell>
        </table:table-row>
        <table:table-row table:style-name="ro12">
          <table:table-cell table:style-name="ce8" office:value-type="string" calcext:value-type="string">
            <text:p><text:a xlink:href="#HOME" xlink:type="simple">HOME</text:a>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19" table:default-cell-style-name="ce2"/>
        <table:table-column table:style-name="co20" table:default-cell-style-name="ce2"/>
        <table:table-row table:style-name="ro25">
          <table:table-cell table:style-name="ce9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9"/>
        </table:table-row>
        <table:table-row table:style-name="ro26">
          <table:table-cell table:style-name="ce9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18" table:default-cell-style-name="ce1"/>
        <table:table-column table:style-name="co2" table:default-cell-style-name="ce1"/>
        <table:table-row table:style-name="ro23">
          <table:table-cell office:value-type="string" calcext:value-type="string">
            <text:p>{<text:span text:style-name="T2">3</text:span>,7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1. Answer Questions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27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LongDeadlines" xlink:type="simple">Long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18" table:default-cell-style-name="Default"/>
        <table:table-column table:style-name="co2" table:default-cell-style-name="Default"/>
        <table:table-row table:style-name="ro23">
          <table:table-cell table:style-name="ce1" office:value-type="string" calcext:value-type="string">
            <text:p><text:span text:style-name="T1">{</text:span><text:span text:style-name="T2">3</text:span><text:span text:style-name="T1">,</text:span><text:span text:style-name="T2"> 7</text:span><text:span text:style-name="T1">, </text:span><text:span text:style-name="T2">11</text:span><text:span text:style-name="T1">, 15, 20, 23}</text:span></text:p>
            <text:p>Important</text:p>
            <text:p/>
            <text:p>A. Call Cedar Restaurant</text:p>
            <text:p><text:a xlink:href="file:///home/mohamed/mohamed/Documents/leaveHours.odt" xlink:type="simple">B. SAP leave Hours</text:a></text:p>
            <text:p>1. Hearing Assistance (Appointment Friday) *</text:p>
            <text:p>3. SpecSaver Appointment </text:p>
            <text:p>(glasses, cable, sh ch sounds)*</text:p>
            <text:p>4. BeeldschremLoop 10. Lent Magnifiers </text:p>
            <text:p>(emailed application) *</text:p>
            <text:p>5. Bioptic Application (Erga LV: 070  - 311 40 70; email application to info@ergra-low-vision.nl ) *</text:p>
            <text:p>6. When Receiving BSN: To insurance + to IND</text:p>
            <text:p>7. Report Birth to Toeslagen</text:p>
            <text:p/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</text:span><text:span text:style-name="T2"> 2</text:span><text:span text:style-name="T1">, </text:span><text:span text:style-name="T2">4</text:span><text:span text:style-name="T4">,</text:span><text:span text:style-name="T1"> </text:span><text:span text:style-name="T2">6</text:span><text:span text:style-name="T4">,</text:span><text:span text:style-name="T2"> 9, 10,</text:span><text:span text:style-name="T1"> </text:span><text:span text:style-name="T2">13</text:span><text:span text:style-name="T1">, </text:span><text:span text:style-name="T4">14</text:span><text:span text:style-name="T1">, 17, 19,21, 22}</text:span></text:p>
            <text:p>Critical</text:p>
            <text:p>EDUCATION</text:p>
            <text:p>A. arrange Saleh Passport (wait email or call M-F:8-3)</text:p>
            <text:p>B. Pay Delayed Tax (bring from home)</text:p>
            <text:p>C. Extend WoonZicht subscription</text:p>
            <text:p>D. Pay own risk Iman</text:p>
            <text:p>E. pay UL 500 EUR (bring from home)</text:p>
            <text:p>1. YouTube Weka Videos (next : 1.2) **</text:p>
            <text:p>2. JSP **</text:p>
            <text:p><text:span text:style-name="T20">3. SLIM voor vaders *</text:span></text:p>
            <text:p><text:span text:style-name="T20">4. Zorg beeldschrem letter*</text:span></text:p>
            <text:p>5. Fiji Cookbook Topics</text:p>
          </table:table-cell>
        </table:table-row>
        <table:table-row table:style-name="ro24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>1. ULCN pass (Saleh2014) into allInfo</text:p>
            <text:p>2. All info (people get excel file) dis</text:p>
            <text:p>3. Organize/Clean Office *</text:p>
            <text:p>4. Dx orders</text:p>
            <text:p>5. Put Bank statement in file</text:p>
            <text:p>6. Read Z&amp;Z magazine</text:p>
            <text:p><text:span text:style-name="T1">7. find a dentist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4">,</text:span><text:span text:style-name="T1"> 18, 24}</text:span></text:p>
            <text:p>Interruptions</text:p>
            <text:p/>
            <text:p>1. Pension Letter / Pension Catalog int *</text:p>
            <text:p>2. Read Visio Papers *</text:p>
            <text:p>3. Read all mail letters</text:p>
            <text:p>4. Read Job Contract</text:p>
            <text:p>5. Nuon Letter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6. Beeldschrem loop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vanlentsystems.nl/uk/index.htm" xlink:type="simple">http://www.vanlentsystems.nl/uk/index.htm</text:a></text:p>
          </table:table-cell>
          <table:table-cell/>
        </table:table-row>
        <table:table-row table:style-name="ro5">
          <table:table-cell office:value-type="string" calcext:value-type="string">
            <text:p>Dear Sir/M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 have Usher's Syndrome and I went to Visio asking them for electronic magnifiers, and they filled an application for me. For faster processing they told me to take the application to my insurance company. I did so, but the insurance company (Zorg and Zekerheid) told me that I have to contact you direclty, and they gave me your contact. So , I am wondering if I can scan and send the application by email. or maybe by post to a specific person for faster processing. Or must I ask you for an appointment to visit you at the Shop. I am living in Leiden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est Regards,</text:p>
          </table:table-cell>
          <table:table-cell/>
        </table:table-row>
      </table:table>
      <table:table table:name="POSTER" table:style-name="ta1">
        <table:table-column table:style-name="co18" table:default-cell-style-name="ce11"/>
        <table:table-column table:style-name="co2" table:default-cell-style-name="Default"/>
        <table:table-row table:style-name="ro23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4">
          <table:table-cell table:style-name="ce10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28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28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28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29">
          <table:table-cell table:number-columns-repeated="2"/>
        </table:table-row>
      </table:table>
      <table:table table:name="POS_Planning" table:style-name="ta1">
        <table:table-column table:style-name="co18" table:default-cell-style-name="ce3"/>
        <table:table-column table:style-name="co2" table:default-cell-style-name="ce3"/>
        <table:table-row table:style-name="ro23">
          <table:table-cell office:value-type="string" calcext:value-type="string">
            <text:p><text:span text:style-name="T22">Registration Link</text:span></text:p>
            <text:p><text:span text:style-name="T22"><text:a xlink:href="https://fd8.formdesk.com/universiteitutrecht/Yeasterday2014" xlink:type="simple">https://fd8.formdesk.com/universiteitutrecht/Yeasterday2014</text:a></text:span></text:p>
            <text:p/>
            <text:p><text:span text:style-name="T22">Abstract:</text:span></text:p>
            <text:p><text:span text:style-name="T22"><text:a xlink:href="file:///home/mohamed/mohamed/Phd_Research/Conferences/YeasterDay/abstract-yeasterday-Tleis.docx" xlink:type="simple">doc</text:a></text:span></text:p>
            <text:p/>
            <text:p><text:span text:style-name="T22">Contact:</text:span></text:p>
            <text:p><text:span text:style-name="T22"><text:a xlink:href="file:///home/mohamed/mohamed/Phd_Research/Conferences/YeasterDay/registering.eml" xlink:type="simple">email</text:a></text:span></text:p>
            <text:p><text:span text:style-name="T22">C.I.Rutten@uu.nl.</text:span></text:p>
            <text:p><text:span text:style-name="T22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4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18" table:default-cell-style-name="Default"/>
        <table:table-column table:style-name="co2" table:default-cell-style-name="Default"/>
        <table:table-row table:style-name="ro23">
          <table:table-cell table:style-name="ce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13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4">
          <table:table-cell table:style-name="ce12" office:value-type="string" calcext:value-type="string">
            <text:p>Structure Issues:</text:p>
            <text:p/>
            <text:p>4. print &amp; mark points to discuss</text:p>
          </table:table-cell>
          <table:table-cell table:style-name="ce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18" table:default-cell-style-name="ce1"/>
        <table:table-column table:style-name="co2" table:default-cell-style-name="ce1"/>
        <table:table-row table:style-name="ro23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>Perform All Measurements</text:p>
            <text:p>Now Manual Inspection and Correction of Exp. Sept 15</text:p>
            <text:p>Remeasure Exp. 15 (manual correction done)</text:p>
          </table:table-cell>
        </table:table-row>
        <table:table-row table:style-name="ro24">
          <table:table-cell table:number-columns-repeated="2"/>
        </table:table-row>
        <table:table-row table:style-name="ro3">
          <table:table-cell table:style-name="ce8" office:value-type="string" calcext:value-type="string">
            <text:p><text:a xlink:href="#HOME" xlink:type="simple">HOME</text:a>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18" table:default-cell-style-name="ce3"/>
        <table:table-column table:style-name="co2" table:default-cell-style-name="ce3"/>
        <table:table-row table:style-name="ro23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4">
          <table:table-cell table:number-columns-repeated="2"/>
        </table:table-row>
        <table:table-row table:style-name="ro30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09:50:23.17981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06-27T11:25:57.208013502</dc:date>
    <dc:creator>Mohamed Tleis</dc:creator>
    <meta:editing-duration>P23DT10H29M</meta:editing-duration>
    <meta:editing-cycles>267</meta:editing-cycles>
    <meta:generator>LibreOffice/4.2.4.2$Linux_X86_64 LibreOffice_project/420m0$Build-2</meta:generator>
    <meta:document-statistic meta:table-count="21" meta:cell-count="140" meta:object-count="0"/>
  </office:meta>
</office:document-meta>
</file>